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ef06" officeooo:paragraph-rsid="000cef06"/>
    </style:style>
    <style:style style:name="P2" style:family="paragraph" style:parent-style-name="Standard">
      <style:text-properties officeooo:rsid="000d7cf3" officeooo:paragraph-rsid="000d7cf3"/>
    </style:style>
    <style:style style:name="T1" style:family="text">
      <style:text-properties officeooo:rsid="000d7c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ide for Time</text:p>
      <text:p text:style-name="P1">Who loves chilling in a boat and enjoying the outdoors? We do! At Dry Oar we love to take you on rafting trips to relax and leave life’s worries behind. Stressed? No problem, just go with the flow and let the river calm your soul. The simplicity and peace of listening to the river and the wilderness are worth the extra effort of getting away from home!</text:p>
      <text:p text:style-name="P1"/>
      <text:p text:style-name="Standard">Run the Rapids for Adventure!</text:p>
      <text:p text:style-name="P1">Maybe chilli’n ain’t your thing? Well we got you covered, as there are several river that have large rapids and exciting landscapes. These trips are perfect for the daring and adventurous. Have you ever wanted to brave rapids like the great explorers? Well here is you chance! Explore the great rivers of the western USA and see some of the remotest country in the nation!</text:p>
      <text:p text:style-name="P1"/>
      <text:p text:style-name="P1">Come <text:span text:style-name="T1">Join</text:span> us!</text:p>
      <text:p text:style-name="P2">Whether you want to chill or explore the unknown, we have you covered! Our expert guides are there to make sure that your experience on the river is amazing and memorable. So what are y’all waiting for? Let go raft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0:50:14.877000000</meta:creation-date>
    <dc:date>2022-01-24T12:19:46.006000000</dc:date>
    <meta:editing-duration>PT58M52S</meta:editing-duration>
    <meta:editing-cycles>1</meta:editing-cycles>
    <meta:document-statistic meta:table-count="0" meta:image-count="0" meta:object-count="0" meta:page-count="1" meta:paragraph-count="6" meta:word-count="183" meta:character-count="999" meta:non-whitespace-character-count="822"/>
    <meta:generator>LibreOffice/7.2.4.1$Windows_X86_64 LibreOffice_project/27d75539669ac387bb498e35313b970b7fe9c4f9</meta:generator>
  </office:meta>
</office:document-meta>
</file>